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1" fo:font-size="10pt"/>
    </style:style>
    <style:style style:name="P2" style:family="paragraph" style:parent-style-name="Text_20_body" style:list-style-name="L3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2a00ff"/>
    </style:style>
    <style:style style:name="T5" style:family="text">
      <style:text-properties fo:color="#2a00ff" style:font-name="Consolas" fo:font-size="10pt" style:font-name-asian="Consolas" style:font-size-asian="10pt" style:font-name-complex="Consolas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ussions</text:h>
      <text:list xml:id="list41573893" text:style-name="L1">
        <text:list-item>
          <text:p text:style-name="P1">Folderstructure for generated and manual content</text:p>
        </text:list-item>
        <text:list-item>
          <text:p text:style-name="P1">Better Layout for HTML</text:p>
        </text:list-item>
      </text:list>
      <text:p text:style-name="Text_20_body"/>
      <text:p text:style-name="Standard"/>
      <text:h text:style-name="Heading_20_1" text:outline-level="1">Decisions</text:h>
      <text:p text:style-name="Standard">8.3.2013, Annette Kempf, Thomas Schuetz <text:s/>-&gt; moved all issues to issue tracker</text:p>
      <text:list xml:id="list41587778" text:style-name="L2">
        <text:list-item>
          <text:p text:style-name="P3">define Guidance Types in Model, not in Meta Model</text:p>
        </text:list-item>
        <text:list-item>
          <text:p text:style-name="P3">define WorkProduct Types in Model, not in Meta Model</text:p>
        </text:list-item>
        <text:list-item>
          <text:p text:style-name="P3">flow is defined by inputs and outputs </text:p>
        </text:list-item>
        <text:list-item>
          <text:p text:style-name="P3">inputs and outputs are Ports with the type of a WorkProduct</text:p>
        </text:list-item>
        <text:list-item>
          <text:p text:style-name="P3">standar text fields: </text:p>
          <text:list>
            <text:list-item>
              <text:p text:style-name="P3">label</text:p>
            </text:list-item>
            <text:list-item>
              <text:p text:style-name="P3">summary</text:p>
            </text:list-item>
            <text:list-item>
              <text:p text:style-name="P3">description</text:p>
            </text:list-item>
          </text:list>
        </text:list-item>
      </text:list>
      <text:p text:style-name="Standard">3.4.2013, Annette Kempf, Thomas Schuetz <text:s/>-&gt; moved all issues to issue tracker</text:p>
      <text:list xml:id="list41576628" text:style-name="L3">
        <text:list-item>
          <text:p text:style-name="P4">add entry and exit criteria and generate in html only if they exist</text:p>
          <text:list>
            <text:list-item>
              <text:p text:style-name="P4"><text:span text:style-name="T2">entryCriteria</text:span><text:span text:style-name="T3"> </text:span><text:span text:style-name="T5">"Text"</text:span></text:p>
            </text:list-item>
            <text:list-item>
              <text:p text:style-name="P5"><text:span text:style-name="T1">exitCriteria </text:span><text:span text:style-name="T4">"Text"</text:span></text:p>
            </text:list-item>
          </text:list>
        </text:list-item>
        <text:list-item>
          <text:p text:style-name="P4">remove scope until implemented</text:p>
        </text:list-item>
        <text:list-item>
          <text:p text:style-name="P2">Role: </text:p>
          <text:list>
            <text:list-item>
              <text:p text:style-name="P2">List of Activities</text:p>
            </text:list-item>
            <text:list-item>
              <text:p text:style-name="P2">List of Guidances</text:p>
            </text:list-item>
          </text:list>
        </text:list-item>
        <text:list-item>
          <text:p text:style-name="P2">unclear if severeal references of same activity class in same context is needed -&gt; remove reference names (only implicit activity references) until we need them</text:p>
        </text:list-item>
        <text:list-item>
          <text:p text:style-name="P2">remove portnames for inputs and outputs -&gt; ports are only indentified by their unique type and state</text:p>
        </text:list-item>
        <text:list-item>
          <text:p text:style-name="P2">connect all ports implicitly, option for the future: explicit port connections only for exceptions, everything else still implicit</text:p>
        </text:list-item>
        <text:list-item>
          <text:p text:style-name="P2">add Statemachine to WorkProduct without decisions to define the space of states for the document flow between activities</text:p>
          <text:list>
            <text:list-item>
              <text:p text:style-name="P2">implement simple validation for activitities (ports) without being too strict (process variants!)</text:p>
            </text:list-item>
          </text:list>
        </text:list-item>
        <text:list-item>
          <text:p text:style-name="P2">activity diagram: generate inputs and outputs of container as document icons, all edges between subActivities have a label with a list of documents</text:p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7M35S</meta:editing-duration>
    <meta:editing-cycles>32</meta:editing-cycles>
    <meta:generator>OpenOffice.org/3.3$Win32 OpenOffice.org_project/330m20$Build-9567</meta:generator>
    <dc:date>2013-04-03T22:55:36.61</dc:date>
    <dc:creator>Thomas Schuetz</dc:creator>
    <meta:document-statistic meta:table-count="0" meta:image-count="0" meta:object-count="0" meta:page-count="1" meta:paragraph-count="27" meta:word-count="242" meta:character-count="1440"/>
    <meta:user-defined meta:name="Info 1"/>
    <meta:user-defined meta:name="Info 2"/>
    <meta:user-defined meta:name="Info 3"/>
    <meta:user-defined meta:name="Info 4"/>
  </office:meta>
</office:document-meta>
</file>